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Colloid and Surface Chemistr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2">
          <table:table-cell office:value-type="string">
            <text:p>Preparation of Sol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Preparation of Gel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2">
          <table:table-cell office:value-type="string">
            <text:p>Preparation of Association Colloid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3">
          <table:table-cell office:value-type="string">
            <text:p>Determination of Critical Micelle Concentration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Surface Tension and its Modification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2">
          <table:table-cell office:value-type="string">
            <text:p>Demonstration of Tyndall Effect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3">
          <table:table-cell office:value-type="string">
            <text:p>Kinetic Study of Gold Particle formation and Gold Particle Catalysed Reduction of Eosin by Sodium Borohydride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3">
          <table:table-cell office:value-type="string">
            <text:p>Gel Electrophorosi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2">
          <table:table-cell office:value-type="string">
            <text:p>Demonstration of Surface Effects of Chemical Properties on Finely divided Particle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Design method of Dynamic Light Scattering for Particle Size Measurements</text:p>
          </table:table-cell>
          <table:table-cell/>
        </table:table-row>
        <table:table-row table:style-name="ro2">
          <table:table-cell office:value-type="string">
            <text:p>Working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7T00:48:27</meta:creation-date>
    <dc:date>2014-06-17T00:59:16</dc:date>
    <dc:creator>Live user</dc:creator>
    <meta:editing-duration>P0D</meta:editing-duration>
    <meta:editing-cycles>1</meta:editing-cycles>
    <meta:document-statistic meta:table-count="1" meta:cell-count="41" meta:object-count="0"/>
    <meta:generator>LibreOffice/3.6$Linux_x86 LibreOffice_project/360m1$Build-2</meta:generator>
  </office:meta>
</office:document-meta>
</file>